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2.611cm"/>
    </style:style>
    <style:style style:name="co4" style:family="table-column">
      <style:table-column-properties fo:break-before="auto" style:column-width="2.893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2.999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681cm"/>
    </style:style>
    <style:style style:name="co15" style:family="table-column">
      <style:table-column-properties fo:break-before="auto" style:column-width="2.4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Incolor">
      <style:table-properties table:display="true" style:writing-mode="lr-tb" table:tab-color="#4f81bd"/>
    </style:style>
    <style:style style:name="ta2" style:family="table" style:master-page-name="PageStyle_5f_VerdeFume">
      <style:table-properties table:display="true" style:writing-mode="lr-tb" table:tab-color="#9bbb59"/>
    </style:style>
    <style:style style:name="ta3" style:family="table" style:master-page-name="PageStyle_5f_Old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Output" style:data-style-name="N1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Output" style:data-style-name="N13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Output" style:data-style-name="N1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Outpu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Outpu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Out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Excel_20_Built-in_20_Output" style:data-style-name="N13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Output" style:data-style-name="N13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0.74pt solid #3f3f3f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 style:data-style-name="N130">
      <style:table-cell-properties style:rotation-align="none"/>
    </style:style>
    <style:style style:name="ce1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olor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style-name="ce2" office:value-type="string" calcext:value-type="string">
            <text:p>210x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/>
          <table:table-cell table:style-name="ce2"/>
          <table:table-cell table:style-name="ce5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210x2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/>
          <table:table-cell table:style-name="ce2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210x2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7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210x2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210x2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210x2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210x2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9"/>
          <table:table-cell table:style-name="ce8"/>
          <table:table-cell table:number-columns-repeated="1007"/>
        </table:table-row>
        <table:table-row table:style-name="ro1">
          <table:table-cell table:style-name="ce2" office:value-type="string" calcext:value-type="string">
            <text:p>210x2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210x2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style-name="ce8"/>
          <table:table-cell table:style-name="ce9"/>
          <table:table-cell table:number-columns-repeated="1007"/>
        </table:table-row>
        <table:table-row table:style-name="ro1">
          <table:table-cell table:style-name="ce2" office:value-type="string" calcext:value-type="string">
            <text:p>210x2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210x3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210x3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210x3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10" calcext:value-type="float">
            <text:p>210</text:p>
          </table:table-cell>
          <table:table-cell table:style-name="ce2"/>
          <table:table-cell table:style-name="ce3"/>
          <table:table-cell table:style-name="ce4" table:number-columns-repeated="6"/>
          <table:table-cell table:style-name="ce3" table:number-columns-repeated="2"/>
          <table:table-cell table:number-columns-repeated="1009"/>
        </table:table-row>
        <table:table-row table:style-name="ro1" table:number-rows-repeated="2">
          <table:table-cell table:number-columns-repeated="14"/>
          <table:table-cell table:style-name="ce3"/>
          <table:table-cell table:number-columns-repeated="100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deFume" table:style-name="ta2">
        <table:table-column table:style-name="co1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" table:number-columns-repeated="1007" table:default-cell-style-name="Default"/>
        <table:table-row table:style-name="ro3">
          <table:table-cell table:style-name="ce10" office:value-type="string" calcext:value-type="string" table:number-columns-spanned="14" table:number-rows-spanned="1">
            <text:p>TABELA PORTA BLINDEX DE CORRER 4 FOLHAS VERDE/FUMÊ</text:p>
          </table:table-cell>
          <table:covered-table-cell table:number-columns-repeated="12" table:style-name="ce11"/>
          <table:covered-table-cell table:style-name="ce15"/>
          <table:table-cell table:style-name="ce2"/>
          <table:table-cell table:style-name="ce5" table:number-columns-repeated="2"/>
          <table:table-cell table:number-columns-repeated="1007"/>
        </table:table-row>
        <table:table-row table:style-name="ro3">
          <table:table-cell table:style-name="ce2" office:value-type="string" calcext:value-type="string">
            <text:p>Medida</text:p>
          </table:table-cell>
          <table:table-cell table:style-name="ce2" office:value-type="string" calcext:value-type="string">
            <text:p>Folhas</text:p>
          </table:table-cell>
          <table:table-cell table:style-name="ce2" office:value-type="string" calcext:value-type="string">
            <text:p>Fixo</text:p>
          </table:table-cell>
          <table:table-cell table:style-name="ce2" office:value-type="string" calcext:value-type="string">
            <text:p>Porta</text:p>
          </table:table-cell>
          <table:table-cell table:style-name="ce2" office:value-type="string" calcext:value-type="string">
            <text:p>Altura</text:p>
          </table:table-cell>
          <table:table-cell table:style-name="ce2" office:value-type="string" calcext:value-type="string">
            <text:p>M²</text:p>
          </table:table-cell>
          <table:table-cell table:style-name="ce2" office:value-type="string" calcext:value-type="string">
            <text:p>Kit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À Vista Din</text:p>
          </table:table-cell>
          <table:table-cell table:style-name="ce2" office:value-type="string" calcext:value-type="string">
            <text:p>À Vista C</text:p>
          </table:table-cell>
          <table:table-cell table:style-name="ce4" office:value-type="string" calcext:value-type="string">
            <text:p>Parc 4x</text:p>
          </table:table-cell>
          <table:table-cell table:style-name="ce2" office:value-type="string" calcext:value-type="string">
            <text:p>Parc 6x</text:p>
          </table:table-cell>
          <table:table-cell table:style-name="ce2" office:value-type="string" calcext:value-type="string">
            <text:p>Parc 10x</text:p>
          </table:table-cell>
          <table:table-cell table:style-name="ce2" office:value-type="string" calcext:value-type="string">
            <text:p>Parc 12x</text:p>
          </table:table-cell>
          <table:table-cell table:style-name="ce2" office:value-type="string" calcext:value-type="string">
            <text:p>Lucro</text:p>
          </table:table-cell>
          <table:table-cell table:style-name="ce6" office:value-type="string" calcext:value-type="string">
            <text:p>Custo M²</text:p>
          </table:table-cell>
          <table:table-cell table:style-name="ce6" office:value-type="string" calcext:value-type="string">
            <text:p>M.D.O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210x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3]*2+[.D3]*2)*[.E3]/10000" office:value-type="float" office:value="4.41" calcext:value-type="float">
            <text:p>4,41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3]*[.$P$3])+[.$Q$3]+[.G3]" office:value-type="float" office:value="743.05" calcext:value-type="float">
            <text:p>R$743,05</text:p>
          </table:table-cell>
          <table:table-cell table:style-name="ce4" table:formula="of:=[.H3]+[.H3]*[.$Q$9]" office:value-type="float" office:value="1040.27" calcext:value-type="float">
            <text:p>R$1.040,27</text:p>
          </table:table-cell>
          <table:table-cell table:style-name="ce4" table:formula="of:=([.I3]/(1-[.$P$5]))" office:value-type="float" office:value="1094.32989690722" calcext:value-type="float">
            <text:p>R$1.094,33</text:p>
          </table:table-cell>
          <table:table-cell table:style-name="ce4" table:formula="of:=([.I3]/(1-[.$Q$5]))" office:value-type="float" office:value="1126.19898235358" calcext:value-type="float">
            <text:p>R$1.126,20</text:p>
          </table:table-cell>
          <table:table-cell table:style-name="ce4" table:formula="of:=([.I3]/(1-[.$P$7]))" office:value-type="float" office:value="1146.05045719952" calcext:value-type="float">
            <text:p>R$1.146,05</text:p>
          </table:table-cell>
          <table:table-cell table:style-name="ce4" table:formula="of:=([.I3]/(1-[.$Q$7]))" office:value-type="float" office:value="1189.96797071608" calcext:value-type="float">
            <text:p>R$1.189,97</text:p>
          </table:table-cell>
          <table:table-cell table:style-name="ce3" table:formula="of:=([.I3]/(1-[.$P$9]))" office:value-type="float" office:value="1212.71858242014" calcext:value-type="float">
            <text:p>R$ 1.212,72</text:p>
          </table:table-cell>
          <table:table-cell table:style-name="ce3" table:formula="of:=[.I3]-[.H3]" office:value-type="float" office:value="297.22" calcext:value-type="float">
            <text:p>R$ 297,22</text:p>
          </table:table-cell>
          <table:table-cell table:style-name="ce7" table:formula="of:=['file:///home/toledo/PycharmProjects/xlsxReader/tables/Fornecedores.xlsx'#$Planilha.$H$19]" office:value-type="float" office:value="105" calcext:value-type="float">
            <text:p>R$ 105,00</text:p>
          </table:table-cell>
          <table:table-cell table:style-name="ce7" office:value-type="float" office:value="120" calcext:value-type="float">
            <text:p>R$ 120,00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210x2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4]*2+[.D4]*2)*[.E4]/10000" office:value-type="float" office:value="4.62" calcext:value-type="float">
            <text:p>4,62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4]*[.$P$3])+[.$Q$3]+[.G4]" office:value-type="float" office:value="765.1" calcext:value-type="float">
            <text:p>R$765,10</text:p>
          </table:table-cell>
          <table:table-cell table:style-name="ce4" table:formula="of:=[.H4]+[.H4]*[.$Q$9]" office:value-type="float" office:value="1071.14" calcext:value-type="float">
            <text:p>R$1.071,14</text:p>
          </table:table-cell>
          <table:table-cell table:style-name="ce4" table:formula="of:=([.I4]/(1-[.$P$5]))" office:value-type="float" office:value="1126.80412371134" calcext:value-type="float">
            <text:p>R$1.126,80</text:p>
          </table:table-cell>
          <table:table-cell table:style-name="ce4" table:formula="of:=([.I4]/(1-[.$Q$5]))" office:value-type="float" office:value="1159.61892389304" calcext:value-type="float">
            <text:p>R$1.159,62</text:p>
          </table:table-cell>
          <table:table-cell table:style-name="ce4" table:formula="of:=([.I4]/(1-[.$P$7]))" office:value-type="float" office:value="1180.05949102126" calcext:value-type="float">
            <text:p>R$1.180,06</text:p>
          </table:table-cell>
          <table:table-cell table:style-name="ce4" table:formula="of:=([.I4]/(1-[.$Q$7]))" office:value-type="float" office:value="1225.28025623427" calcext:value-type="float">
            <text:p>R$1.225,28</text:p>
          </table:table-cell>
          <table:table-cell table:style-name="ce3" table:formula="of:=([.I4]/(1-[.$P$9]))" office:value-type="float" office:value="1248.70599207274" calcext:value-type="float">
            <text:p>R$ 1.248,71</text:p>
          </table:table-cell>
          <table:table-cell table:style-name="ce3" table:formula="of:=[.I4]-[.H4]" office:value-type="float" office:value="306.04" calcext:value-type="float">
            <text:p>R$ 306,04</text:p>
          </table:table-cell>
          <table:table-cell table:style-name="ce6" office:value-type="string" calcext:value-type="string">
            <text:p>Tx 1x</text:p>
          </table:table-cell>
          <table:table-cell table:style-name="ce6" office:value-type="string" calcext:value-type="string">
            <text:p>Tx 4x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210x2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5]*2+[.D5]*2)*[.E5]/10000" office:value-type="float" office:value="4.83" calcext:value-type="float">
            <text:p>4,83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5]*[.$P$3])+[.$Q$3]+[.G5]" office:value-type="float" office:value="787.15" calcext:value-type="float">
            <text:p>R$787,15</text:p>
          </table:table-cell>
          <table:table-cell table:style-name="ce4" table:formula="of:=[.H5]+[.H5]*[.$Q$9]" office:value-type="float" office:value="1102.01" calcext:value-type="float">
            <text:p>R$1.102,01</text:p>
          </table:table-cell>
          <table:table-cell table:style-name="ce4" table:formula="of:=([.I5]/(1-[.$P$5]))" office:value-type="float" office:value="1159.27835051546" calcext:value-type="float">
            <text:p>R$1.159,28</text:p>
          </table:table-cell>
          <table:table-cell table:style-name="ce4" table:formula="of:=([.I5]/(1-[.$Q$5]))" office:value-type="float" office:value="1193.0388654325" calcext:value-type="float">
            <text:p>R$1.193,04</text:p>
          </table:table-cell>
          <table:table-cell table:style-name="ce4" table:formula="of:=([.I5]/(1-[.$P$7]))" office:value-type="float" office:value="1214.06852484301" calcext:value-type="float">
            <text:p>R$1.214,07</text:p>
          </table:table-cell>
          <table:table-cell table:style-name="ce4" table:formula="of:=([.I5]/(1-[.$Q$7]))" office:value-type="float" office:value="1260.59254175246" calcext:value-type="float">
            <text:p>R$1.260,59</text:p>
          </table:table-cell>
          <table:table-cell table:style-name="ce3" table:formula="of:=([.I5]/(1-[.$P$9]))" office:value-type="float" office:value="1284.69340172534" calcext:value-type="float">
            <text:p>R$ 1.284,69</text:p>
          </table:table-cell>
          <table:table-cell table:style-name="ce3" table:formula="of:=[.I5]-[.H5]" office:value-type="float" office:value="314.86" calcext:value-type="float">
            <text:p>R$ 314,86</text:p>
          </table:table-cell>
          <table:table-cell table:style-name="ce8" office:value-type="percentage" office:value="0.0494" calcext:value-type="percentage">
            <text:p>4,94%</text:p>
          </table:table-cell>
          <table:table-cell table:style-name="ce8" office:value-type="percentage" office:value="0.0763" calcext:value-type="percentage">
            <text:p>7,63%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210x2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6]*2+[.D6]*2)*[.E6]/10000" office:value-type="float" office:value="5.04" calcext:value-type="float">
            <text:p>5,04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6]*[.$P$3])+[.$Q$3]+[.G6]" office:value-type="float" office:value="809.2" calcext:value-type="float">
            <text:p>R$809,20</text:p>
          </table:table-cell>
          <table:table-cell table:style-name="ce4" table:formula="of:=[.H6]+[.H6]*[.$Q$9]" office:value-type="float" office:value="1132.88" calcext:value-type="float">
            <text:p>R$1.132,88</text:p>
          </table:table-cell>
          <table:table-cell table:style-name="ce4" table:formula="of:=([.I6]/(1-[.$P$5]))" office:value-type="float" office:value="1191.75257731959" calcext:value-type="float">
            <text:p>R$1.191,75</text:p>
          </table:table-cell>
          <table:table-cell table:style-name="ce4" table:formula="of:=([.I6]/(1-[.$Q$5]))" office:value-type="float" office:value="1226.45880697196" calcext:value-type="float">
            <text:p>R$1.226,46</text:p>
          </table:table-cell>
          <table:table-cell table:style-name="ce4" table:formula="of:=([.I6]/(1-[.$P$7]))" office:value-type="float" office:value="1248.07755866476" calcext:value-type="float">
            <text:p>R$1.248,08</text:p>
          </table:table-cell>
          <table:table-cell table:style-name="ce4" table:formula="of:=([.I6]/(1-[.$Q$7]))" office:value-type="float" office:value="1295.90482727065" calcext:value-type="float">
            <text:p>R$1.295,90</text:p>
          </table:table-cell>
          <table:table-cell table:style-name="ce3" table:formula="of:=([.I6]/(1-[.$P$9]))" office:value-type="float" office:value="1320.68081137794" calcext:value-type="float">
            <text:p>R$ 1.320,68</text:p>
          </table:table-cell>
          <table:table-cell table:style-name="ce3" table:formula="of:=[.I6]-[.H6]" office:value-type="float" office:value="323.68" calcext:value-type="float">
            <text:p>R$ 323,68</text:p>
          </table:table-cell>
          <table:table-cell table:style-name="ce6" office:value-type="string" calcext:value-type="string">
            <text:p>Tx 6x</text:p>
          </table:table-cell>
          <table:table-cell table:style-name="ce6" office:value-type="string" calcext:value-type="string">
            <text:p>Tx 10x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210x2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7]*2+[.D7]*2)*[.E7]/10000" office:value-type="float" office:value="5.25" calcext:value-type="float">
            <text:p>5,25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7]*[.$P$3])+[.$Q$3]+[.G7]" office:value-type="float" office:value="831.25" calcext:value-type="float">
            <text:p>R$831,25</text:p>
          </table:table-cell>
          <table:table-cell table:style-name="ce4" table:formula="of:=[.H7]+[.H7]*[.$Q$9]" office:value-type="float" office:value="1163.75" calcext:value-type="float">
            <text:p>R$1.163,75</text:p>
          </table:table-cell>
          <table:table-cell table:style-name="ce4" table:formula="of:=([.I7]/(1-[.$P$5]))" office:value-type="float" office:value="1224.22680412371" calcext:value-type="float">
            <text:p>R$1.224,23</text:p>
          </table:table-cell>
          <table:table-cell table:style-name="ce4" table:formula="of:=([.I7]/(1-[.$Q$5]))" office:value-type="float" office:value="1259.87874851142" calcext:value-type="float">
            <text:p>R$1.259,88</text:p>
          </table:table-cell>
          <table:table-cell table:style-name="ce4" table:formula="of:=([.I7]/(1-[.$P$7]))" office:value-type="float" office:value="1282.0865924865" calcext:value-type="float">
            <text:p>R$1.282,09</text:p>
          </table:table-cell>
          <table:table-cell table:style-name="ce4" table:formula="of:=([.I7]/(1-[.$Q$7]))" office:value-type="float" office:value="1331.21711278884" calcext:value-type="float">
            <text:p>R$1.331,22</text:p>
          </table:table-cell>
          <table:table-cell table:style-name="ce3" table:formula="of:=([.I7]/(1-[.$P$9]))" office:value-type="float" office:value="1356.66822103054" calcext:value-type="float">
            <text:p>R$ 1.356,67</text:p>
          </table:table-cell>
          <table:table-cell table:style-name="ce3" table:formula="of:=[.I7]-[.H7]" office:value-type="float" office:value="332.5" calcext:value-type="float">
            <text:p>R$ 332,50</text:p>
          </table:table-cell>
          <table:table-cell table:style-name="ce9" office:value-type="percentage" office:value="0.0923" calcext:value-type="percentage">
            <text:p>9%</text:p>
          </table:table-cell>
          <table:table-cell table:style-name="ce8" office:value-type="percentage" office:value="0.1258" calcext:value-type="percentage">
            <text:p>12,58%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210x2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8]*2+[.D8]*2)*[.E8]/10000" office:value-type="float" office:value="5.46" calcext:value-type="float">
            <text:p>5,46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8]*[.$P$3])+[.$Q$3]+[.G8]" office:value-type="float" office:value="853.3" calcext:value-type="float">
            <text:p>R$853,30</text:p>
          </table:table-cell>
          <table:table-cell table:style-name="ce4" table:formula="of:=[.H8]+[.H8]*[.$Q$9]" office:value-type="float" office:value="1194.62" calcext:value-type="float">
            <text:p>R$1.194,62</text:p>
          </table:table-cell>
          <table:table-cell table:style-name="ce4" table:formula="of:=([.I8]/(1-[.$P$5]))" office:value-type="float" office:value="1256.70103092783" calcext:value-type="float">
            <text:p>R$1.256,70</text:p>
          </table:table-cell>
          <table:table-cell table:style-name="ce4" table:formula="of:=([.I8]/(1-[.$Q$5]))" office:value-type="float" office:value="1293.29869005088" calcext:value-type="float">
            <text:p>R$1.293,30</text:p>
          </table:table-cell>
          <table:table-cell table:style-name="ce4" table:formula="of:=([.I8]/(1-[.$P$7]))" office:value-type="float" office:value="1316.09562630825" calcext:value-type="float">
            <text:p>R$1.316,10</text:p>
          </table:table-cell>
          <table:table-cell table:style-name="ce4" table:formula="of:=([.I8]/(1-[.$Q$7]))" office:value-type="float" office:value="1366.52939830702" calcext:value-type="float">
            <text:p>R$1.366,53</text:p>
          </table:table-cell>
          <table:table-cell table:style-name="ce3" table:formula="of:=([.I8]/(1-[.$P$9]))" office:value-type="float" office:value="1392.65563068314" calcext:value-type="float">
            <text:p>R$ 1.392,66</text:p>
          </table:table-cell>
          <table:table-cell table:style-name="ce3" table:formula="of:=[.I8]-[.H8]" office:value-type="float" office:value="341.32" calcext:value-type="float">
            <text:p>R$ 341,32</text:p>
          </table:table-cell>
          <table:table-cell table:style-name="ce6" office:value-type="string" calcext:value-type="string">
            <text:p>Tx 12x</text:p>
          </table:table-cell>
          <table:table-cell table:style-name="ce6" office:value-type="string" calcext:value-type="string">
            <text:p>Ganho %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210x2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9]*2+[.D9]*2)*[.E9]/10000" office:value-type="float" office:value="5.67" calcext:value-type="float">
            <text:p>5,67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9]*[.$P$3])+[.$Q$3]+[.G9]" office:value-type="float" office:value="875.35" calcext:value-type="float">
            <text:p>R$875,35</text:p>
          </table:table-cell>
          <table:table-cell table:style-name="ce4" table:formula="of:=[.H9]+[.H9]*[.$Q$9]" office:value-type="float" office:value="1225.49" calcext:value-type="float">
            <text:p>R$1.225,49</text:p>
          </table:table-cell>
          <table:table-cell table:style-name="ce4" table:formula="of:=([.I9]/(1-[.$P$5]))" office:value-type="float" office:value="1289.17525773196" calcext:value-type="float">
            <text:p>R$1.289,18</text:p>
          </table:table-cell>
          <table:table-cell table:style-name="ce4" table:formula="of:=([.I9]/(1-[.$Q$5]))" office:value-type="float" office:value="1326.71863159034" calcext:value-type="float">
            <text:p>R$1.326,72</text:p>
          </table:table-cell>
          <table:table-cell table:style-name="ce4" table:formula="of:=([.I9]/(1-[.$P$7]))" office:value-type="float" office:value="1350.10466013" calcext:value-type="float">
            <text:p>R$1.350,10</text:p>
          </table:table-cell>
          <table:table-cell table:style-name="ce4" table:formula="of:=([.I9]/(1-[.$Q$7]))" office:value-type="float" office:value="1401.84168382521" calcext:value-type="float">
            <text:p>R$1.401,84</text:p>
          </table:table-cell>
          <table:table-cell table:style-name="ce3" table:formula="of:=([.I9]/(1-[.$P$9]))" office:value-type="float" office:value="1428.64304033574" calcext:value-type="float">
            <text:p>R$ 1.428,64</text:p>
          </table:table-cell>
          <table:table-cell table:style-name="ce3" table:formula="of:=[.I9]-[.H9]" office:value-type="float" office:value="350.14" calcext:value-type="float">
            <text:p>R$ 350,14</text:p>
          </table:table-cell>
          <table:table-cell table:style-name="ce8" office:value-type="percentage" office:value="0.1422" calcext:value-type="percentage">
            <text:p>14,22%</text:p>
          </table:table-cell>
          <table:table-cell table:style-name="ce9" office:value-type="percentage" office:value="0.4" calcext:value-type="percentage">
            <text:p>40%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210x2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10]*2+[.D10]*2)*[.E10]/10000" office:value-type="float" office:value="5.88" calcext:value-type="float">
            <text:p>5,88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10]*[.$P$3])+[.$Q$3]+[.G10]" office:value-type="float" office:value="897.4" calcext:value-type="float">
            <text:p>R$897,40</text:p>
          </table:table-cell>
          <table:table-cell table:style-name="ce4" table:formula="of:=[.H10]+[.H10]*[.$Q$9]" office:value-type="float" office:value="1256.36" calcext:value-type="float">
            <text:p>R$1.256,36</text:p>
          </table:table-cell>
          <table:table-cell table:style-name="ce4" table:formula="of:=([.I10]/(1-[.$P$5]))" office:value-type="float" office:value="1321.64948453608" calcext:value-type="float">
            <text:p>R$1.321,65</text:p>
          </table:table-cell>
          <table:table-cell table:style-name="ce4" table:formula="of:=([.I10]/(1-[.$Q$5]))" office:value-type="float" office:value="1360.1385731298" calcext:value-type="float">
            <text:p>R$1.360,14</text:p>
          </table:table-cell>
          <table:table-cell table:style-name="ce4" table:formula="of:=([.I10]/(1-[.$P$7]))" office:value-type="float" office:value="1384.11369395175" calcext:value-type="float">
            <text:p>R$1.384,11</text:p>
          </table:table-cell>
          <table:table-cell table:style-name="ce4" table:formula="of:=([.I10]/(1-[.$Q$7]))" office:value-type="float" office:value="1437.1539693434" calcext:value-type="float">
            <text:p>R$1.437,15</text:p>
          </table:table-cell>
          <table:table-cell table:style-name="ce3" table:formula="of:=([.I10]/(1-[.$P$9]))" office:value-type="float" office:value="1464.63044998834" calcext:value-type="float">
            <text:p>R$ 1.464,63</text:p>
          </table:table-cell>
          <table:table-cell table:style-name="ce3" table:formula="of:=[.I10]-[.H10]" office:value-type="float" office:value="358.96" calcext:value-type="float">
            <text:p>R$ 358,9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210x2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11]*2+[.D11]*2)*[.E11]/10000" office:value-type="float" office:value="6.09" calcext:value-type="float">
            <text:p>6,09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11]*[.$P$3])+[.$Q$3]+[.G11]" office:value-type="float" office:value="919.45" calcext:value-type="float">
            <text:p>R$919,45</text:p>
          </table:table-cell>
          <table:table-cell table:style-name="ce4" table:formula="of:=[.H11]+[.H11]*[.$Q$9]" office:value-type="float" office:value="1287.23" calcext:value-type="float">
            <text:p>R$1.287,23</text:p>
          </table:table-cell>
          <table:table-cell table:style-name="ce4" table:formula="of:=([.I11]/(1-[.$P$5]))" office:value-type="float" office:value="1354.12371134021" calcext:value-type="float">
            <text:p>R$1.354,12</text:p>
          </table:table-cell>
          <table:table-cell table:style-name="ce4" table:formula="of:=([.I11]/(1-[.$Q$5]))" office:value-type="float" office:value="1393.55851466926" calcext:value-type="float">
            <text:p>R$1.393,56</text:p>
          </table:table-cell>
          <table:table-cell table:style-name="ce4" table:formula="of:=([.I11]/(1-[.$P$7]))" office:value-type="float" office:value="1418.12272777349" calcext:value-type="float">
            <text:p>R$1.418,12</text:p>
          </table:table-cell>
          <table:table-cell table:style-name="ce4" table:formula="of:=([.I11]/(1-[.$Q$7]))" office:value-type="float" office:value="1472.46625486159" calcext:value-type="float">
            <text:p>R$1.472,47</text:p>
          </table:table-cell>
          <table:table-cell table:style-name="ce3" table:formula="of:=([.I11]/(1-[.$P$9]))" office:value-type="float" office:value="1500.61785964094" calcext:value-type="float">
            <text:p>R$ 1.500,62</text:p>
          </table:table-cell>
          <table:table-cell table:style-name="ce3" table:formula="of:=[.I11]-[.H11]" office:value-type="float" office:value="367.78" calcext:value-type="float">
            <text:p>R$ 367,7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210x2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12]*2+[.D12]*2)*[.E12]/10000" office:value-type="float" office:value="6.3" calcext:value-type="float">
            <text:p>6,3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12]*[.$P$3])+[.$Q$3]+[.G12]" office:value-type="float" office:value="941.5" calcext:value-type="float">
            <text:p>R$941,50</text:p>
          </table:table-cell>
          <table:table-cell table:style-name="ce4" table:formula="of:=[.H12]+[.H12]*[.$Q$9]" office:value-type="float" office:value="1318.1" calcext:value-type="float">
            <text:p>R$1.318,10</text:p>
          </table:table-cell>
          <table:table-cell table:style-name="ce4" table:formula="of:=([.I12]/(1-[.$P$5]))" office:value-type="float" office:value="1386.59793814433" calcext:value-type="float">
            <text:p>R$1.386,60</text:p>
          </table:table-cell>
          <table:table-cell table:style-name="ce4" table:formula="of:=([.I12]/(1-[.$Q$5]))" office:value-type="float" office:value="1426.97845620873" calcext:value-type="float">
            <text:p>R$1.426,98</text:p>
          </table:table-cell>
          <table:table-cell table:style-name="ce4" table:formula="of:=([.I12]/(1-[.$P$7]))" office:value-type="float" office:value="1452.13176159524" calcext:value-type="float">
            <text:p>R$1.452,13</text:p>
          </table:table-cell>
          <table:table-cell table:style-name="ce4" table:formula="of:=([.I12]/(1-[.$Q$7]))" office:value-type="float" office:value="1507.77854037978" calcext:value-type="float">
            <text:p>R$1.507,78</text:p>
          </table:table-cell>
          <table:table-cell table:style-name="ce3" table:formula="of:=([.I12]/(1-[.$P$9]))" office:value-type="float" office:value="1536.60526929354" calcext:value-type="float">
            <text:p>R$ 1.536,61</text:p>
          </table:table-cell>
          <table:table-cell table:style-name="ce3" table:formula="of:=[.I12]-[.H12]" office:value-type="float" office:value="376.6" calcext:value-type="float">
            <text:p>R$ 376,6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210x3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13]*2+[.D13]*2)*[.E13]/10000" office:value-type="float" office:value="6.51" calcext:value-type="float">
            <text:p>6,51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13]*[.$P$3])+[.$Q$3]+[.G13]" office:value-type="float" office:value="963.55" calcext:value-type="float">
            <text:p>R$963,55</text:p>
          </table:table-cell>
          <table:table-cell table:style-name="ce4" table:formula="of:=[.H13]+[.H13]*[.$Q$9]" office:value-type="float" office:value="1348.97" calcext:value-type="float">
            <text:p>R$1.348,97</text:p>
          </table:table-cell>
          <table:table-cell table:style-name="ce4" table:formula="of:=([.I13]/(1-[.$P$5]))" office:value-type="float" office:value="1419.07216494845" calcext:value-type="float">
            <text:p>R$1.419,07</text:p>
          </table:table-cell>
          <table:table-cell table:style-name="ce4" table:formula="of:=([.I13]/(1-[.$Q$5]))" office:value-type="float" office:value="1460.39839774819" calcext:value-type="float">
            <text:p>R$1.460,40</text:p>
          </table:table-cell>
          <table:table-cell table:style-name="ce4" table:formula="of:=([.I13]/(1-[.$P$7]))" office:value-type="float" office:value="1486.14079541699" calcext:value-type="float">
            <text:p>R$1.486,14</text:p>
          </table:table-cell>
          <table:table-cell table:style-name="ce4" table:formula="of:=([.I13]/(1-[.$Q$7]))" office:value-type="float" office:value="1543.09082589796" calcext:value-type="float">
            <text:p>R$1.543,09</text:p>
          </table:table-cell>
          <table:table-cell table:style-name="ce3" table:formula="of:=([.I13]/(1-[.$P$9]))" office:value-type="float" office:value="1572.59267894614" calcext:value-type="float">
            <text:p>R$ 1.572,59</text:p>
          </table:table-cell>
          <table:table-cell table:style-name="ce3" table:formula="of:=[.I13]-[.H13]" office:value-type="float" office:value="385.42" calcext:value-type="float">
            <text:p>R$ 385,4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210x3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14]*2+[.D14]*2)*[.E14]/10000" office:value-type="float" office:value="6.72" calcext:value-type="float">
            <text:p>6,72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14]*[.$P$3])+[.$Q$3]+[.G14]" office:value-type="float" office:value="985.6" calcext:value-type="float">
            <text:p>R$985,60</text:p>
          </table:table-cell>
          <table:table-cell table:style-name="ce4" table:formula="of:=[.H14]+[.H14]*[.$Q$9]" office:value-type="float" office:value="1379.84" calcext:value-type="float">
            <text:p>R$1.379,84</text:p>
          </table:table-cell>
          <table:table-cell table:style-name="ce4" table:formula="of:=([.I14]/(1-[.$P$5]))" office:value-type="float" office:value="1451.54639175258" calcext:value-type="float">
            <text:p>R$1.451,55</text:p>
          </table:table-cell>
          <table:table-cell table:style-name="ce4" table:formula="of:=([.I14]/(1-[.$Q$5]))" office:value-type="float" office:value="1493.81833928765" calcext:value-type="float">
            <text:p>R$1.493,82</text:p>
          </table:table-cell>
          <table:table-cell table:style-name="ce4" table:formula="of:=([.I14]/(1-[.$P$7]))" office:value-type="float" office:value="1520.14982923874" calcext:value-type="float">
            <text:p>R$1.520,15</text:p>
          </table:table-cell>
          <table:table-cell table:style-name="ce4" table:formula="of:=([.I14]/(1-[.$Q$7]))" office:value-type="float" office:value="1578.40311141615" calcext:value-type="float">
            <text:p>R$1.578,40</text:p>
          </table:table-cell>
          <table:table-cell table:style-name="ce3" table:formula="of:=([.I14]/(1-[.$P$9]))" office:value-type="float" office:value="1608.58008859874" calcext:value-type="float">
            <text:p>R$ 1.608,58</text:p>
          </table:table-cell>
          <table:table-cell table:style-name="ce3" table:formula="of:=[.I14]-[.H14]" office:value-type="float" office:value="394.24" calcext:value-type="float">
            <text:p>R$ 394,2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210x3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([.C15]*2+[.D15]*2)*[.E15]/10000" office:value-type="float" office:value="6.93" calcext:value-type="float">
            <text:p>6,93</text:p>
          </table:table-cell>
          <table:table-cell table:style-name="ce3" office:value-type="float" office:value="160" calcext:value-type="float">
            <text:p>R$ 160,00</text:p>
          </table:table-cell>
          <table:table-cell table:style-name="ce4" table:formula="of:=([.F15]*[.$P$3])+[.$Q$3]+[.G15]" office:value-type="float" office:value="1007.65" calcext:value-type="float">
            <text:p>R$1.007,65</text:p>
          </table:table-cell>
          <table:table-cell table:style-name="ce4" table:formula="of:=[.H15]+[.H15]*[.$Q$9]" office:value-type="float" office:value="1410.71" calcext:value-type="float">
            <text:p>R$1.410,71</text:p>
          </table:table-cell>
          <table:table-cell table:style-name="ce4" table:formula="of:=([.I15]/(1-[.$P$5]))" office:value-type="float" office:value="1484.0206185567" calcext:value-type="float">
            <text:p>R$1.484,02</text:p>
          </table:table-cell>
          <table:table-cell table:style-name="ce4" table:formula="of:=([.I15]/(1-[.$Q$5]))" office:value-type="float" office:value="1527.23828082711" calcext:value-type="float">
            <text:p>R$1.527,24</text:p>
          </table:table-cell>
          <table:table-cell table:style-name="ce4" table:formula="of:=([.I15]/(1-[.$P$7]))" office:value-type="float" office:value="1554.15886306048" calcext:value-type="float">
            <text:p>R$1.554,16</text:p>
          </table:table-cell>
          <table:table-cell table:style-name="ce4" table:formula="of:=([.I15]/(1-[.$Q$7]))" office:value-type="float" office:value="1613.71539693434" calcext:value-type="float">
            <text:p>R$1.613,72</text:p>
          </table:table-cell>
          <table:table-cell table:style-name="ce3" table:formula="of:=([.I15]/(1-[.$P$9]))" office:value-type="float" office:value="1644.56749825134" calcext:value-type="float">
            <text:p>R$ 1.644,57</text:p>
          </table:table-cell>
          <table:table-cell table:style-name="ce3" table:formula="of:=[.I15]-[.H15]" office:value-type="float" office:value="403.06" calcext:value-type="float">
            <text:p>R$ 403,0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53x3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80" calcext:value-type="float">
            <text:p>80</text:p>
          </table:table-cell>
          <table:table-cell table:style-name="ce12" office:value-type="float" office:value="253" calcext:value-type="float">
            <text:p>253</text:p>
          </table:table-cell>
          <table:table-cell table:style-name="ce12" table:formula="of:=([.C16]*2+[.D16]*2)*[.E16]/10000" office:value-type="float" office:value="8.096" calcext:value-type="float">
            <text:p>8,096</text:p>
          </table:table-cell>
          <table:table-cell table:style-name="ce13" office:value-type="float" office:value="220" calcext:value-type="float">
            <text:p>R$ 220,00</text:p>
          </table:table-cell>
          <table:table-cell table:style-name="ce14" table:formula="of:=([.F16]*[.$P$3])+[.$Q$3]+[.G16]" office:value-type="float" office:value="1190.08" calcext:value-type="float">
            <text:p>R$1.190,08</text:p>
          </table:table-cell>
          <table:table-cell table:style-name="ce14" table:formula="of:=[.H16]+[.H16]*[.$Q$9]" office:value-type="float" office:value="1666.112" calcext:value-type="float">
            <text:p>R$1.666,11</text:p>
          </table:table-cell>
          <table:table-cell table:style-name="ce14" table:formula="of:=([.I16]/(1-[.$P$5]))" office:value-type="float" office:value="1752.69513991163" calcext:value-type="float">
            <text:p>R$1.752,70</text:p>
          </table:table-cell>
          <table:table-cell table:style-name="ce14" table:formula="of:=([.I16]/(1-[.$Q$5]))" office:value-type="float" office:value="1803.7371440944" calcext:value-type="float">
            <text:p>R$1.803,74</text:p>
          </table:table-cell>
          <table:table-cell table:style-name="ce14" table:formula="of:=([.I16]/(1-[.$P$7]))" office:value-type="float" office:value="1835.53156329184" calcext:value-type="float">
            <text:p>R$1.835,53</text:p>
          </table:table-cell>
          <table:table-cell table:style-name="ce14" table:formula="of:=([.I16]/(1-[.$Q$7]))" office:value-type="float" office:value="1905.87051018074" calcext:value-type="float">
            <text:p>R$1.905,87</text:p>
          </table:table-cell>
          <table:table-cell table:style-name="ce13" table:formula="of:=([.I16]/(1-[.$P$9]))" office:value-type="float" office:value="1942.30823035673" calcext:value-type="float">
            <text:p>R$ 1.942,31</text:p>
          </table:table-cell>
          <table:table-cell table:style-name="ce13" table:formula="of:=[.I16]-[.H16]" office:value-type="float" office:value="476.032" calcext:value-type="float">
            <text:p>R$ 476,03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" table:style-name="ta3">
        <table:table-column table:style-name="co1" table:number-columns-repeated="9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office:value-type="string" calcext:value-type="string">
            <text:p>Porta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orr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Valor M²</text:p>
          </table:table-cell>
          <table:table-cell office:value-type="string" calcext:value-type="string">
            <text:p>Custo V</text:p>
          </table:table-cell>
          <table:table-cell office:value-type="string" calcext:value-type="string">
            <text:p>MDO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Custo</text:p>
          </table:table-cell>
          <table:table-cell table:style-name="ce18" office:value-type="string" calcext:value-type="string">
            <text:p>Valor</text:p>
          </table:table-cell>
          <table:table-cell office:value-type="string" calcext:value-type="string">
            <text:p>Lucr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1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table:formula="of:=[.E3]*[.F3]/10000" office:value-type="float" office:value="2.625" calcext:value-type="float">
            <text:p>2,625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3]*[.H3]" office:value-type="float" office:value="249.375" calcext:value-type="float">
            <text:p>R$ 249,38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3]+[.J3]+[.K3]" office:value-type="float" office:value="509.375" calcext:value-type="float">
            <text:p>R$ 509,38</text:p>
          </table:table-cell>
          <table:table-cell table:style-name="ce19" office:value-type="float" office:value="770" calcext:value-type="float">
            <text:p>R$ 770,00</text:p>
          </table:table-cell>
          <table:table-cell table:style-name="ce16" table:formula="of:=[.M3]-[.L3]" office:value-type="float" office:value="260.625" calcext:value-type="float">
            <text:p>R$ 260,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13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35" calcext:value-type="float">
            <text:p>135</text:p>
          </table:table-cell>
          <table:table-cell table:formula="of:=[.E4]*[.F4]/10000" office:value-type="float" office:value="2.835" calcext:value-type="float">
            <text:p>2,835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4]*[.H4]" office:value-type="float" office:value="269.325" calcext:value-type="float">
            <text:p>R$ 269,33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4]+[.J4]+[.K4]" office:value-type="float" office:value="529.325" calcext:value-type="float">
            <text:p>R$ 529,33</text:p>
          </table:table-cell>
          <table:table-cell table:style-name="ce19" office:value-type="float" office:value="785" calcext:value-type="float">
            <text:p>R$ 785,00</text:p>
          </table:table-cell>
          <table:table-cell table:style-name="ce16" table:formula="of:=[.M4]-[.L4]" office:value-type="float" office:value="255.675" calcext:value-type="float">
            <text:p>R$ 255,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14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table:formula="of:=[.E5]*[.F5]/10000" office:value-type="float" office:value="3.045" calcext:value-type="float">
            <text:p>3,045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5]*[.H5]" office:value-type="float" office:value="289.275" calcext:value-type="float">
            <text:p>R$ 289,28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5]+[.J5]+[.K5]" office:value-type="float" office:value="549.275" calcext:value-type="float">
            <text:p>R$ 549,28</text:p>
          </table:table-cell>
          <table:table-cell table:style-name="ce19" office:value-type="float" office:value="800" calcext:value-type="float">
            <text:p>R$ 800,00</text:p>
          </table:table-cell>
          <table:table-cell table:style-name="ce16" table:formula="of:=[.M5]-[.L5]" office:value-type="float" office:value="250.725" calcext:value-type="float">
            <text:p>R$ 250,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1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155" calcext:value-type="float">
            <text:p>155</text:p>
          </table:table-cell>
          <table:table-cell table:formula="of:=[.E6]*[.F6]/10000" office:value-type="float" office:value="3.255" calcext:value-type="float">
            <text:p>3,255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6]*[.H6]" office:value-type="float" office:value="309.225" calcext:value-type="float">
            <text:p>R$ 309,23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6]+[.J6]+[.K6]" office:value-type="float" office:value="569.225" calcext:value-type="float">
            <text:p>R$ 569,23</text:p>
          </table:table-cell>
          <table:table-cell table:style-name="ce19" office:value-type="float" office:value="820" calcext:value-type="float">
            <text:p>R$ 820,00</text:p>
          </table:table-cell>
          <table:table-cell table:style-name="ce16" table:formula="of:=[.M6]-[.L6]" office:value-type="float" office:value="250.775" calcext:value-type="float">
            <text:p>R$ 250,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  <table:table-cell table:formula="of:=[.E7]*[.F7]/10000" office:value-type="float" office:value="3.465" calcext:value-type="float">
            <text:p>3,465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7]*[.H7]" office:value-type="float" office:value="329.175" calcext:value-type="float">
            <text:p>R$ 329,18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7]+[.J7]+[.K7]" office:value-type="float" office:value="589.175" calcext:value-type="float">
            <text:p>R$ 589,18</text:p>
          </table:table-cell>
          <table:table-cell table:style-name="ce19" office:value-type="float" office:value="840" calcext:value-type="float">
            <text:p>R$ 840,00</text:p>
          </table:table-cell>
          <table:table-cell table:style-name="ce16" table:formula="of:=[.M7]-[.L7]" office:value-type="float" office:value="250.825" calcext:value-type="float">
            <text:p>R$ 250,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17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office:value-type="float" office:value="175" calcext:value-type="float">
            <text:p>175</text:p>
          </table:table-cell>
          <table:table-cell table:formula="of:=[.E8]*[.F8]/10000" office:value-type="float" office:value="3.675" calcext:value-type="float">
            <text:p>3,675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8]*[.H8]" office:value-type="float" office:value="349.125" calcext:value-type="float">
            <text:p>R$ 349,13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8]+[.J8]+[.K8]" office:value-type="float" office:value="609.125" calcext:value-type="float">
            <text:p>R$ 609,13</text:p>
          </table:table-cell>
          <table:table-cell table:style-name="ce19" office:value-type="float" office:value="860" calcext:value-type="float">
            <text:p>R$ 860,00</text:p>
          </table:table-cell>
          <table:table-cell table:style-name="ce16" table:formula="of:=[.M8]-[.L8]" office:value-type="float" office:value="250.875" calcext:value-type="float">
            <text:p>R$ 250,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18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210" calcext:value-type="float">
            <text:p>210</text:p>
          </table:table-cell>
          <table:table-cell office:value-type="float" office:value="185" calcext:value-type="float">
            <text:p>185</text:p>
          </table:table-cell>
          <table:table-cell table:formula="of:=[.E9]*[.F9]/10000" office:value-type="float" office:value="3.885" calcext:value-type="float">
            <text:p>3,885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9]*[.H9]" office:value-type="float" office:value="369.075" calcext:value-type="float">
            <text:p>R$ 369,08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9]+[.J9]+[.K9]" office:value-type="float" office:value="629.075" calcext:value-type="float">
            <text:p>R$ 629,08</text:p>
          </table:table-cell>
          <table:table-cell table:style-name="ce19" office:value-type="float" office:value="870" calcext:value-type="float">
            <text:p>R$ 870,00</text:p>
          </table:table-cell>
          <table:table-cell table:style-name="ce16" table:formula="of:=[.M9]-[.L9]" office:value-type="float" office:value="240.925" calcext:value-type="float">
            <text:p>R$ 240,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19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  <table:table-cell table:formula="of:=[.E10]*[.F10]/10000" office:value-type="float" office:value="4.095" calcext:value-type="float">
            <text:p>4,095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10]*[.H10]" office:value-type="float" office:value="389.025" calcext:value-type="float">
            <text:p>R$ 389,03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10]+[.J10]+[.K10]" office:value-type="float" office:value="649.025" calcext:value-type="float">
            <text:p>R$ 649,03</text:p>
          </table:table-cell>
          <table:table-cell table:style-name="ce19" office:value-type="float" office:value="890" calcext:value-type="float">
            <text:p>R$ 890,00</text:p>
          </table:table-cell>
          <table:table-cell table:style-name="ce16" table:formula="of:=[.M10]-[.L10]" office:value-type="float" office:value="240.975" calcext:value-type="float">
            <text:p>R$ 240,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2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table:formula="of:=[.E11]*[.F11]/10000" office:value-type="float" office:value="4.305" calcext:value-type="float">
            <text:p>4,305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11]*[.H11]" office:value-type="float" office:value="408.975" calcext:value-type="float">
            <text:p>R$ 408,98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11]+[.J11]+[.K11]" office:value-type="float" office:value="668.975" calcext:value-type="float">
            <text:p>R$ 668,98</text:p>
          </table:table-cell>
          <table:table-cell table:style-name="ce19" office:value-type="float" office:value="900" calcext:value-type="float">
            <text:p>R$ 900,00</text:p>
          </table:table-cell>
          <table:table-cell table:style-name="ce16" table:formula="of:=[.M11]-[.L11]" office:value-type="float" office:value="231.025" calcext:value-type="float">
            <text:p>R$ 231,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2 Fixos</text:p>
          </table:table-cell>
          <table:table-cell office:value-type="string" calcext:value-type="string">
            <text:p>2 Portas</text:p>
          </table:table-cell>
          <table:table-cell table:number-columns-repeated="3"/>
          <table:table-cell table:style-name="ce16" table:number-columns-repeated="2"/>
          <table:table-cell table:style-name="ce17"/>
          <table:table-cell/>
          <table:table-cell table:style-name="ce16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210x20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10" calcext:value-type="float">
            <text:p>210</text:p>
          </table:table-cell>
          <table:table-cell table:formula="of:=[.C13]*2+[.D13]*2" office:value-type="float" office:value="210" calcext:value-type="float">
            <text:p>210</text:p>
          </table:table-cell>
          <table:table-cell table:formula="of:=[.E13]*[.F13]/10000" office:value-type="float" office:value="4.41" calcext:value-type="float">
            <text:p>4,41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13]*[.H13]" office:value-type="float" office:value="418.95" calcext:value-type="float">
            <text:p>R$ 418,95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13]+[.J13]+[.K13]" office:value-type="float" office:value="678.95" calcext:value-type="float">
            <text:p>R$ 678,95</text:p>
          </table:table-cell>
          <table:table-cell table:style-name="ce19" office:value-type="float" office:value="920" calcext:value-type="float">
            <text:p>R$ 920,00</text:p>
          </table:table-cell>
          <table:table-cell table:style-name="ce16" table:formula="of:=[.M13]-[.L13]" office:value-type="float" office:value="241.05" calcext:value-type="float">
            <text:p>R$ 241,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2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10" calcext:value-type="float">
            <text:p>210</text:p>
          </table:table-cell>
          <table:table-cell table:formula="of:=[.C14]*2+[.D14]*2" office:value-type="float" office:value="220" calcext:value-type="float">
            <text:p>220</text:p>
          </table:table-cell>
          <table:table-cell table:formula="of:=[.E14]*[.F14]/10000" office:value-type="float" office:value="4.62" calcext:value-type="float">
            <text:p>4,62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14]*[.H14]" office:value-type="float" office:value="438.9" calcext:value-type="float">
            <text:p>R$ 438,90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14]+[.J14]+[.K14]" office:value-type="float" office:value="698.9" calcext:value-type="float">
            <text:p>R$ 698,90</text:p>
          </table:table-cell>
          <table:table-cell table:style-name="ce19" office:value-type="float" office:value="930" calcext:value-type="float">
            <text:p>R$ 930,00</text:p>
          </table:table-cell>
          <table:table-cell table:style-name="ce16" table:formula="of:=[.M14]-[.L14]" office:value-type="float" office:value="231.1" calcext:value-type="float">
            <text:p>R$ 231,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22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table:formula="of:=[.C15]*2+[.D15]*2" office:value-type="float" office:value="230" calcext:value-type="float">
            <text:p>230</text:p>
          </table:table-cell>
          <table:table-cell table:formula="of:=[.E15]*[.F15]/10000" office:value-type="float" office:value="4.83" calcext:value-type="float">
            <text:p>4,83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15]*[.H15]" office:value-type="float" office:value="458.85" calcext:value-type="float">
            <text:p>R$ 458,85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15]+[.J15]+[.K15]" office:value-type="float" office:value="718.85" calcext:value-type="float">
            <text:p>R$ 718,85</text:p>
          </table:table-cell>
          <table:table-cell table:style-name="ce19" office:value-type="float" office:value="940" calcext:value-type="float">
            <text:p>R$ 940,00</text:p>
          </table:table-cell>
          <table:table-cell table:style-name="ce16" table:formula="of:=[.M15]-[.L15]" office:value-type="float" office:value="221.15" calcext:value-type="float">
            <text:p>R$ 221,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2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table:formula="of:=[.C16]*2+[.D16]*2" office:value-type="float" office:value="240" calcext:value-type="float">
            <text:p>240</text:p>
          </table:table-cell>
          <table:table-cell table:formula="of:=[.E16]*[.F16]/10000" office:value-type="float" office:value="5.04" calcext:value-type="float">
            <text:p>5,04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16]*[.H16]" office:value-type="float" office:value="478.8" calcext:value-type="float">
            <text:p>R$ 478,80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16]+[.J16]+[.K16]" office:value-type="float" office:value="738.8" calcext:value-type="float">
            <text:p>R$ 738,80</text:p>
          </table:table-cell>
          <table:table-cell table:style-name="ce19" office:value-type="float" office:value="960" calcext:value-type="float">
            <text:p>R$ 960,00</text:p>
          </table:table-cell>
          <table:table-cell table:style-name="ce16" table:formula="of:=[.M16]-[.L16]" office:value-type="float" office:value="221.2" calcext:value-type="float">
            <text:p>R$ 221,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24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10" calcext:value-type="float">
            <text:p>210</text:p>
          </table:table-cell>
          <table:table-cell table:formula="of:=[.C17]*2+[.D17]*2" office:value-type="float" office:value="250" calcext:value-type="float">
            <text:p>250</text:p>
          </table:table-cell>
          <table:table-cell table:formula="of:=[.E17]*[.F17]/10000" office:value-type="float" office:value="5.25" calcext:value-type="float">
            <text:p>5,25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17]*[.H17]" office:value-type="float" office:value="498.75" calcext:value-type="float">
            <text:p>R$ 498,75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17]+[.J17]+[.K17]" office:value-type="float" office:value="758.75" calcext:value-type="float">
            <text:p>R$ 758,75</text:p>
          </table:table-cell>
          <table:table-cell table:style-name="ce19" office:value-type="float" office:value="980" calcext:value-type="float">
            <text:p>R$ 980,00</text:p>
          </table:table-cell>
          <table:table-cell table:style-name="ce16" table:formula="of:=[.M17]-[.L17]" office:value-type="float" office:value="221.25" calcext:value-type="float">
            <text:p>R$ 221,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2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10" calcext:value-type="float">
            <text:p>210</text:p>
          </table:table-cell>
          <table:table-cell table:formula="of:=[.C18]*2+[.D18]*2" office:value-type="float" office:value="260" calcext:value-type="float">
            <text:p>260</text:p>
          </table:table-cell>
          <table:table-cell table:formula="of:=[.E18]*[.F18]/10000" office:value-type="float" office:value="5.46" calcext:value-type="float">
            <text:p>5,46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18]*[.H18]" office:value-type="float" office:value="518.7" calcext:value-type="float">
            <text:p>R$ 518,70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18]+[.J18]+[.K18]" office:value-type="float" office:value="778.7" calcext:value-type="float">
            <text:p>R$ 778,70</text:p>
          </table:table-cell>
          <table:table-cell table:style-name="ce19" office:value-type="float" office:value="1000" calcext:value-type="float">
            <text:p>R$ 1.000,00</text:p>
          </table:table-cell>
          <table:table-cell table:style-name="ce16" table:formula="of:=[.M18]-[.L18]" office:value-type="float" office:value="221.3" calcext:value-type="float">
            <text:p>R$ 221,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26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table:formula="of:=[.C19]*2+[.D19]*2" office:value-type="float" office:value="270" calcext:value-type="float">
            <text:p>270</text:p>
          </table:table-cell>
          <table:table-cell table:formula="of:=[.E19]*[.F19]/10000" office:value-type="float" office:value="5.67" calcext:value-type="float">
            <text:p>5,67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19]*[.H19]" office:value-type="float" office:value="538.65" calcext:value-type="float">
            <text:p>R$ 538,65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19]+[.J19]+[.K19]" office:value-type="float" office:value="798.65" calcext:value-type="float">
            <text:p>R$ 798,65</text:p>
          </table:table-cell>
          <table:table-cell table:style-name="ce19" office:value-type="float" office:value="1020" calcext:value-type="float">
            <text:p>R$ 1.020,00</text:p>
          </table:table-cell>
          <table:table-cell table:style-name="ce16" table:formula="of:=[.M19]-[.L19]" office:value-type="float" office:value="221.35" calcext:value-type="float">
            <text:p>R$ 221,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2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table:formula="of:=[.C20]*2+[.D20]*2" office:value-type="float" office:value="280" calcext:value-type="float">
            <text:p>280</text:p>
          </table:table-cell>
          <table:table-cell table:formula="of:=[.E20]*[.F20]/10000" office:value-type="float" office:value="5.88" calcext:value-type="float">
            <text:p>5,88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20]*[.H20]" office:value-type="float" office:value="558.6" calcext:value-type="float">
            <text:p>R$ 558,60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20]+[.J20]+[.K20]" office:value-type="float" office:value="818.6" calcext:value-type="float">
            <text:p>R$ 818,60</text:p>
          </table:table-cell>
          <table:table-cell table:style-name="ce19" office:value-type="float" office:value="1040" calcext:value-type="float">
            <text:p>R$ 1.040,00</text:p>
          </table:table-cell>
          <table:table-cell table:style-name="ce16" table:formula="of:=[.M20]-[.L20]" office:value-type="float" office:value="221.4" calcext:value-type="float">
            <text:p>R$ 221,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28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table:formula="of:=[.C21]*2+[.D21]*2" office:value-type="float" office:value="290" calcext:value-type="float">
            <text:p>290</text:p>
          </table:table-cell>
          <table:table-cell table:formula="of:=[.E21]*[.F21]/10000" office:value-type="float" office:value="6.09" calcext:value-type="float">
            <text:p>6,09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21]*[.H21]" office:value-type="float" office:value="578.55" calcext:value-type="float">
            <text:p>R$ 578,55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21]+[.J21]+[.K21]" office:value-type="float" office:value="838.55" calcext:value-type="float">
            <text:p>R$ 838,55</text:p>
          </table:table-cell>
          <table:table-cell table:style-name="ce19" office:value-type="float" office:value="1060" calcext:value-type="float">
            <text:p>R$ 1.060,00</text:p>
          </table:table-cell>
          <table:table-cell table:style-name="ce16" table:formula="of:=[.M21]-[.L21]" office:value-type="float" office:value="221.45" calcext:value-type="float">
            <text:p>R$ 221,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2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table:formula="of:=[.C22]*2+[.D22]*2" office:value-type="float" office:value="300" calcext:value-type="float">
            <text:p>300</text:p>
          </table:table-cell>
          <table:table-cell table:formula="of:=[.E22]*[.F22]/10000" office:value-type="float" office:value="6.3" calcext:value-type="float">
            <text:p>6,3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22]*[.H22]" office:value-type="float" office:value="598.5" calcext:value-type="float">
            <text:p>R$ 598,50</text:p>
          </table:table-cell>
          <table:table-cell table:style-name="ce17" office:value-type="float" office:value="100" calcext:value-type="float">
            <text:p><text:s/>R$ 100,00 </text:p>
          </table:table-cell>
          <table:table-cell table:style-name="ce17" office:value-type="float" office:value="160" calcext:value-type="float">
            <text:p><text:s/>R$ 160,00 </text:p>
          </table:table-cell>
          <table:table-cell table:style-name="ce16" table:formula="of:=[.I22]+[.J22]+[.K22]" office:value-type="float" office:value="858.5" calcext:value-type="float">
            <text:p>R$ 858,50</text:p>
          </table:table-cell>
          <table:table-cell table:style-name="ce19" office:value-type="float" office:value="1080" calcext:value-type="float">
            <text:p>R$ 1.080,00</text:p>
          </table:table-cell>
          <table:table-cell table:style-name="ce16" table:formula="of:=[.M22]-[.L22]" office:value-type="float" office:value="221.5" calcext:value-type="float">
            <text:p>R$ 221,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x30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table:formula="of:=[.C23]*2+[.D23]*2" office:value-type="float" office:value="310" calcext:value-type="float">
            <text:p>310</text:p>
          </table:table-cell>
          <table:table-cell table:formula="of:=[.E23]*[.F23]/10000" office:value-type="float" office:value="6.51" calcext:value-type="float">
            <text:p>6,51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23]*[.H23]" office:value-type="float" office:value="618.45" calcext:value-type="float">
            <text:p>R$ 618,45</text:p>
          </table:table-cell>
          <table:table-cell table:style-name="ce17" office:value-type="float" office:value="100" calcext:value-type="float">
            <text:p><text:s/>R$ 100,00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0x3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table:formula="of:=[.C24]*2+[.D24]*2" office:value-type="float" office:value="320" calcext:value-type="float">
            <text:p>320</text:p>
          </table:table-cell>
          <table:table-cell table:formula="of:=[.E24]*[.F24]/10000" office:value-type="float" office:value="6.72" calcext:value-type="float">
            <text:p>6,72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24]*[.H24]" office:value-type="float" office:value="638.4" calcext:value-type="float">
            <text:p>R$ 638,40</text:p>
          </table:table-cell>
          <table:table-cell table:style-name="ce17" office:value-type="float" office:value="100" calcext:value-type="float">
            <text:p><text:s/>R$ 100,00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0x32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table:formula="of:=[.C25]*2+[.D25]*2" office:value-type="float" office:value="330" calcext:value-type="float">
            <text:p>330</text:p>
          </table:table-cell>
          <table:table-cell table:formula="of:=[.E25]*[.F25]/10000" office:value-type="float" office:value="6.93" calcext:value-type="float">
            <text:p>6,93</text:p>
          </table:table-cell>
          <table:table-cell table:style-name="ce16" office:value-type="float" office:value="95" calcext:value-type="float">
            <text:p>R$ 95,00</text:p>
          </table:table-cell>
          <table:table-cell table:style-name="ce16" table:formula="of:=[.G25]*[.H25]" office:value-type="float" office:value="658.35" calcext:value-type="float">
            <text:p>R$ 658,35</text:p>
          </table:table-cell>
          <table:table-cell table:style-name="ce17" office:value-type="float" office:value="100" calcext:value-type="float">
            <text:p><text:s/>R$ 100,00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GENH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0x3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7]*2+[.D27]*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0x3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8]*2+[.D28]*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0x3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9]*2+[.D29]*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0x3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0]*2+[.D30]*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0x3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1]*2+[.D31]*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0x3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2]*2+[.D32]*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0x4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3]*2+[.D33]*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31">
      <number:text>R$</number:text>
      <number:number number:decimal-places="2" number:min-decimal-places="2" number:min-integer-digits="1" number:grouping="true"/>
    </number:number-style>
    <number:number-style style:name="N130">
      <number:text>R$ </number:text>
      <number:number number:decimal-places="2" number:min-decimal-places="2" number:min-integer-digits="1" number:grouping="true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urrency" style:display-name="Excel Built-in Currency" style:family="table-cell" style:parent-style-name="Default" style:data-style-name="N12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color" style:display-name="PageStyle_Incol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ld" style:display-name="PageStyle_Ol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deFume" style:display-name="PageStyle_VerdeFu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2-05-31T13:49:26.776819377</dc:date>
    <meta:generator>LibreOffice/7.3.3.2$Linux_X86_64 LibreOffice_project/4985bca6212b77bf8c7a86bceeb2084ec86f4b6b</meta:generator>
    <meta:editing-duration>PT48S</meta:editing-duration>
    <meta:editing-cycles>1</meta:editing-cycles>
    <meta:document-statistic meta:table-count="3" meta:cell-count="644" meta:object-count="0"/>
    <meta:user-defined meta:name="AppVersion">16.0300</meta:user-defined>
  </office:meta>
</office:document-meta>
</file>